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0835in" loext:contextual-spacing="false" fo:line-height="114%" fo:padding="0in" fo:border="none"/>
    </style:style>
    <style:style style:name="P2" style:family="paragraph" style:parent-style-name="Standard" style:list-style-name="WWNum1">
      <style:paragraph-properties fo:margin-left="0.3335in" fo:margin-right="0in" fo:margin-top="0in" fo:margin-bottom="0in" loext:contextual-spacing="false" fo:line-height="114%" fo:text-indent="-0.25in" style:auto-text-indent="false" fo:padding="0in" fo:border="none"/>
    </style:style>
    <style:style style:name="P3" style:family="paragraph" style:parent-style-name="Standard" style:list-style-name="WWNum1">
      <style:paragraph-properties fo:margin-left="0.3335in" fo:margin-right="0in" fo:margin-top="0in" fo:margin-bottom="0in" loext:contextual-spacing="false" fo:line-height="114%" fo:text-indent="-0.25in" style:auto-text-indent="false" fo:padding="0in" fo:border="none"/>
    </style:style>
    <style:style style:name="P4" style:family="paragraph" style:parent-style-name="Standard" style:list-style-name="WWNum3">
      <style:paragraph-properties fo:margin-left="0.3335in" fo:margin-right="0in" fo:margin-top="0in" fo:margin-bottom="0in" loext:contextual-spacing="false" fo:line-height="114%" fo:text-indent="-0.25in" style:auto-text-indent="false" fo:padding="0in" fo:border="none"/>
    </style:style>
    <style:style style:name="P5" style:family="paragraph" style:parent-style-name="Standard" style:list-style-name="WWNum3">
      <style:paragraph-properties fo:margin-left="0.3335in" fo:margin-right="0in" fo:margin-top="0in" fo:margin-bottom="0in" loext:contextual-spacing="false" fo:line-height="114%" fo:text-indent="-0.25in" style:auto-text-indent="false" fo:padding="0in" fo:border="none"/>
    </style:style>
    <style:style style:name="P6" style:family="paragraph" style:parent-style-name="Standard" style:list-style-name="WWNum1">
      <style:paragraph-properties fo:margin-left="0.3335in" fo:margin-right="0in" fo:margin-top="0in" fo:margin-bottom="0.0835in" loext:contextual-spacing="false" fo:line-height="114%" fo:text-indent="-0.25in" style:auto-text-indent="false" fo:padding="0in" fo:border="none"/>
    </style:style>
    <style:style style:name="P7" style:family="paragraph" style:parent-style-name="Standard" style:list-style-name="WWNum3">
      <style:paragraph-properties fo:margin-left="0.3335in" fo:margin-right="0in" fo:margin-top="0in" fo:margin-bottom="0.0835in" loext:contextual-spacing="false" fo:line-height="114%" fo:text-indent="-0.25in" style:auto-text-indent="false" fo:padding="0in" fo:border="none"/>
    </style:style>
    <style:style style:name="P8" style:family="paragraph" style:parent-style-name="Standard">
      <style:paragraph-properties fo:margin-top="0in" fo:margin-bottom="0.1665in" loext:contextual-spacing="false" fo:line-height="114%" fo:padding="0in" fo:border="none"/>
    </style:style>
    <style:style style:name="P9" style:family="paragraph" style:parent-style-name="Standard" style:list-style-name="WWNum2">
      <style:paragraph-properties fo:margin-left="0.3228in" fo:margin-right="0in" fo:margin-top="0in" fo:margin-bottom="0in" loext:contextual-spacing="false" fo:line-height="114%" fo:text-indent="-0.25in" style:auto-text-indent="false" fo:padding="0in" fo:border="none"/>
    </style:style>
    <style:style style:name="P10" style:family="paragraph" style:parent-style-name="Standard" style:list-style-name="WWNum2">
      <style:paragraph-properties fo:margin-left="0.3228in" fo:margin-right="0in" fo:margin-top="0in" fo:margin-bottom="0.0835in" loext:contextual-spacing="false" fo:line-height="114%" fo:text-indent="-0.25in" style:auto-text-indent="false" fo:padding="0in" fo:border="none"/>
    </style:style>
    <style:style style:name="P11" style:family="paragraph" style:parent-style-name="Standard">
      <style:paragraph-properties fo:margin-top="0.0835in" fo:margin-bottom="0.1665in" loext:contextual-spacing="false" fo:line-height="114%" fo:padding="0in" fo:border="none"/>
    </style:style>
    <style:style style:name="P12" style:family="paragraph" style:parent-style-name="Heading_20_1" style:master-page-name="Standard">
      <style:paragraph-properties fo:margin-top="0in" fo:margin-bottom="0.0835in" loext:contextual-spacing="false" fo:line-height="114%" style:page-number="1" fo:padding="0in" fo:border="none"/>
    </style:style>
    <style:style style:name="P13" style:family="paragraph" style:parent-style-name="Heading_20_3">
      <style:paragraph-properties fo:margin-top="0in" fo:margin-bottom="0.0835in" loext:contextual-spacing="false" fo:line-height="114%" fo:padding="0in" fo:border="none"/>
    </style:style>
    <style:style style:name="P14" style:family="paragraph" style:parent-style-name="Heading_20_3">
      <style:paragraph-properties fo:margin-top="0.0835in" fo:margin-bottom="0.0835in" loext:contextual-spacing="false" fo:line-height="114%" fo:padding="0in" fo:border="none"/>
    </style:style>
    <style:style style:name="P15" style:family="paragraph" style:parent-style-name="Heading_20_2">
      <style:paragraph-properties fo:margin-top="0in" fo:margin-bottom="0.0835in" loext:contextual-spacing="false" fo:line-height="114%" fo:padding="0in" fo:border="none"/>
    </style:style>
    <style:style style:name="P16" style:family="paragraph" style:parent-style-name="Heading_20_2">
      <style:paragraph-properties fo:margin-top="0.0835in" fo:margin-bottom="0.0835in" loext:contextual-spacing="false" fo:line-height="114%" fo:padding="0in" fo:border="none"/>
    </style:style>
    <style:style style:name="T1" style:family="text">
      <style:text-properties fo:color="#1b1c1d" style:font-name="Google Sans" fo:font-size="16pt" fo:font-style="normal" fo:font-weight="bold" style:font-name-asian="Google Sans1" style:font-size-asian="16pt" style:font-style-asian="normal" style:font-weight-asian="bold" style:font-name-complex="Google Sans1" style:font-size-complex="16pt"/>
    </style:style>
    <style:style style:name="T2" style:family="text">
      <style:text-properties fo:color="#1b1c1d" style:font-name="Google Sans" fo:font-size="15pt" fo:font-style="normal" fo:font-weight="bold" style:font-name-asian="Google Sans1" style:font-size-asian="15pt" style:font-style-asian="normal" style:font-weight-asian="bold" style:font-name-complex="Google Sans1" style:font-size-complex="15pt"/>
    </style:style>
    <style:style style:name="T3" style:family="text">
      <style:text-properties fo:color="#1b1c1d" style:font-name="Google Sans" fo:font-size="12pt" fo:font-style="normal" fo:font-weight="bold" style:font-name-asian="Google Sans1" style:font-size-asian="12pt" style:font-style-asian="normal" style:font-weight-asian="bold" style:font-name-complex="Google Sans1" style:font-size-complex="12pt"/>
    </style:style>
    <style:style style:name="T4" style:family="text">
      <style:text-properties fo:color="#1b1c1d" style:font-name="Google Sans Text" fo:font-size="12pt" fo:font-style="normal" style:font-name-asian="Google Sans Text1" style:font-size-asian="12pt" style:font-style-asian="normal" style:font-name-complex="Google Sans Text1" style:font-size-complex="12pt"/>
    </style:style>
    <style:style style:name="T5" style:family="text">
      <style:text-properties fo:color="#1b1c1d" style:font-name="Google Sans Text" fo:font-size="12pt" fo:font-style="normal" fo:font-weight="bold" style:font-name-asian="Google Sans Text1" style:font-size-asian="12pt" style:font-style-asian="normal" style:font-weight-asian="bold" style:font-name-complex="Google Sans Text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Conceptual Space and Vector Representation</text:span></text:p>
      <text:p text:style-name="P15"><text:span text:style-name="T2">Project Objectives:</text:span></text:p>
      <text:p text:style-name="P1"><text:span text:style-name="T4">The project aims to develop an approach to understand and analyze transformations within the MIU system, moving from a string-based representation (semantic space) to an analogous conceptual space. Specific objectives include:</text:span></text:p>
      <text:list xml:id="list3976557357" text:style-name="WWNum1">
        <text:list-item>
          <text:p text:style-name="P2"><text:span text:style-name="T5">Vector Representation:</text:span><text:span text:style-name="T4"> To represent MIU transformations (or the relationship between an initial string and a target string) as vectors in a multidimensional mathematical space.</text:span></text:p>
        </text:list-item>
        <text:list-item>
          <text:p text:style-name="P2"><text:span text:style-name="T5">Characteristic Inference:</text:span><text:span text:style-name="T4"> To use this vector space to infer characteristics of transformations (such as "ease" or "probability" of reachability) without the need for exhaustive exploration of the entire MIU state space.</text:span></text:p>
        </text:list-item>
        <text:list-item>
          <text:p text:style-name="P2"><text:span text:style-name="T5">Vector Analogies:</text:span><text:span text:style-name="T4"> To leverage the structure of the vector space (distances, angles between vectors) to identify and visualize "analogies" between different transformations.</text:span></text:p>
        </text:list-item>
        <text:list-item>
          <text:p text:style-name="P6"><text:span text:style-name="T5">Analogous Conceptual Space:</text:span><text:span text:style-name="T4"> To construct a space where the geometric relationships between vectors (distances and directions) significantly reflect the underlying "similarities" or "conceptual relationships" of the transformations themselves.</text:span></text:p>
        </text:list-item>
      </text:list>
      <text:p text:style-name="P16"><text:span text:style-name="T2">Construction of Vector Representation:</text:span></text:p>
      <text:p text:style-name="P8"><text:span text:style-name="T4">For each transformation from an initial string (sinitial​) to a target string (starget​), obtained through a sequence of MIU rule applications, a vector v is proposed with the following components:</text:span></text:p>
      <text:p text:style-name="P8"><text:span text:style-name="T4">v=(Number of steps Levenshtein Distance(sinitial​,starget​) Count of Rule 1 (ends with ’I’ -&gt; add ’U’) Count of Rule 2 (’Mx’ -&gt; ’Mxx’) Count of Rule 3 (’III’ -&gt; ’U’) Count of Rule 4 (’UU’ -&gt; eliminate) Time taken for search (optional)​)</text:span></text:p>
      <text:p text:style-name="P8"><text:span text:style-name="T4">This vector v represents a point in a 7-dimensional vector space (or fewer, if the time component is omitted or handled differently). Each point in this space describes a specific transformation relationship between two MIU strings.</text:span></text:p>
      <text:p text:style-name="P15"><text:span text:style-name="T2">Vector Directions and Conceptual Similarities</text:span></text:p>
      <text:p text:style-name="P8"><text:span text:style-name="T4">Regarding the intuition that vector directions might reflect underlying conceptual similarities or relationships between transformations, this is a fundamental and desirable intuition for the construction of an analogous conceptual space.</text:span></text:p>
      <text:p text:style-name="P13"><text:span text:style-name="T3">Reasoning Behind this Intuition:</text:span></text:p>
      <text:p text:style-name="P1"><text:span text:style-name="T4">The construction of the vector v is intrinsically designed to capture aspects of transformations that we consider semantically or conceptually significant.</text:span></text:p>
      <text:list xml:id="list1957820386" text:style-name="WWNum2">
        <text:list-item>
          <text:p text:style-name="P9"><text:span text:style-name="T5">Proportional Components:</text:span><text:span text:style-name="T4"> If two transformations are "similar" in their effect (e.g., both increase the string length by a similar amount and proportionally use the same rules), the components of their respective vectors v will be proportionally similar. Vectors with proportional components tend to point in the same direction in the vector space.</text:span></text:p>
        </text:list-item>
        <text:list-item>
          <text:p text:style-name="P10"><text:span text:style-name="T5">Reflection of Characteristics:</text:span><text:span text:style-name="T4"> Each component of the vector is a direct metric of a transformation characteristic (number of steps, structural distance, frequency of specific rule usage, computational cost). Therefore, "similarity" in these characteristics directly translates into "proximity" or "alignment" of vectors in the space. For example, transformations that are conceptually "expansive" (significantly increase length) and rely on Rule 2 ('Mx' -&gt; 'Mxx') will have high values for the length and Rule 2 count components, and will tend to cluster and point in similar directions.</text:span></text:p>
        </text:list-item>
      </text:list>
      <text:p text:style-name="P14"><text:span text:style-name="T3">Evidence and Validation:</text:span></text:p>
      <text:p text:style-name="P1"><text:span text:style-name="T4">At the current stage, the correspondence between vector directions and conceptual similarities is an </text:span><text:span text:style-name="T5">intentional construction</text:span><text:span text:style-name="T4"> based on the choice of vector components. To substantiate this intuition with empirical evidence, it will be necessary to:</text:span></text:p>
      <text:list xml:id="list4284087739" text:style-name="WWNum3">
        <text:list-item>
          <text:p text:style-name="P4"><text:span text:style-name="T5">Generate Data:</text:span><text:span text:style-name="T4"> Acquire a significant number of v vectors from various MIU transformations (or reachable string pairs).</text:span></text:p>
        </text:list-item>
        <text:list-item>
          <text:p text:style-name="P4"><text:span text:style-name="T5">Spatial Analysis:</text:span><text:span text:style-name="T4"> Analyze the distribution of these vectors in the multidimensional space.</text:span></text:p>
        </text:list-item>
        <text:list-item>
          <text:p text:style-name="P7"><text:span text:style-name="T5">Correlation:</text:span><text:span text:style-name="T4"> Seek correlations between vector "proximity" (measured via angles between vectors or Euclidean distances) and similarities that can be identified at a more intuitive or structural level of the strings and applied rules.</text:span></text:p>
        </text:list-item>
      </text:list>
      <text:p text:style-name="P11"><text:span text:style-name="T4">In summary, your intuition is correct: the vector's structure is designed to ensure that directions reflect conceptual similarities. The validation of this hypothesis will occur through the analysis of the data that will be genera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3" meta:word-count="536" meta:character-count="4165" meta:non-whitespace-character-count="3332"/>
    <meta:generator>LibreOfficeDev/6.0.5.2$Linux_X86_64 LibreOffice_project/</meta:generator>
  </office:meta>
</office:document-meta>
</file>